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Heading_20_1">
      <style:text-properties fo:language="en" fo:country="GB"/>
    </style:style>
    <style:style style:name="P3" style:family="paragraph" style:parent-style-name="Text_20_body" style:list-style-name="L1">
      <style:text-properties fo:language="en" fo:country="GB"/>
    </style:style>
    <style:style style:name="P4" style:family="paragraph" style:parent-style-name="Text_20_body" style:list-style-name="L2"/>
    <style:style style:name="T1" style:family="text">
      <style:text-properties fo:language="en" fo:country="G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The Walkthrough</text:h>
      <text:p text:style-name="Text_20_body"><text:span text:style-name="T1">For version 0.6 of the map. </text:span></text:p>
      <text:p text:style-name="Text_20_body"><text:span text:style-name="T1">Currently, you can locate yourself using the “locate” command, which will be deactivated lateron.</text:span></text:p>
      <text:list xml:id="list1547655086" text:style-name="L2">
        <text:list-item>
          <text:p text:style-name="P4"><text:span text:style-name="T1">You start in room 0|2</text:span></text:p>
        </text:list-item>
        <text:list-item>
          <text:p text:style-name="P4"><text:span text:style-name="T1">look at man <text:line-break/>to get some information</text:span></text:p>
        </text:list-item>
        <text:list-item>
          <text:p text:style-name="P4"><text:span text:style-name="T1">inventory<text:line-break/>to see what you have.</text:span></text:p>
        </text:list-item>
        <text:list-item>
          <text:p text:style-name="P4"><text:span text:style-name="T1">Say hello<text:line-break/>to make the man greet you.</text:span></text:p>
        </text:list-item>
        <text:list-item>
          <text:p text:style-name="P4"><text:span text:style-name="T1">say help<text:line-break/>to get information out of the old man. </text:span></text:p>
        </text:list-item>
        <text:list-item>
          <text:p text:style-name="P4"><text:span text:style-name="T1">say who...<text:line-break/>to get information about the man. </text:span></text:p>
        </text:list-item>
        <text:list-item>
          <text:p text:style-name="P4"><text:span text:style-name="T1">say give herbs<text:line-break/>he won't give them to you.</text:span></text:p>
        </text:list-item>
        <text:list-item>
          <text:p text:style-name="P4"><text:span text:style-name="T1">give candy to man <text:line-break/>because he won't give you anything for free...</text:span></text:p>
        </text:list-item>
        <text:list-item>
          <text:p text:style-name="P4"><text:span text:style-name="T1">say give herbs<text:line-break/>to receive some herbs from the man. </text:span></text:p>
        </text:list-item>
        <text:list-item>
          <text:p text:style-name="P4"><text:span text:style-name="T1">go east<text:line-break/>to room 1|2</text:span></text:p>
        </text:list-item>
        <text:list-item>
          <text:p text:style-name="P4"><text:span text:style-name="T1">look at woman<text:line-break/>to get some information</text:span></text:p>
        </text:list-item>
        <text:list-item>
          <text:p text:style-name="P4"><text:span text:style-name="T1">say what's the matter<text:line-break/>to hear something</text:span></text:p>
        </text:list-item>
        <text:list-item>
          <text:p text:style-name="P4"><text:span text:style-name="T1">say can I help you<text:line-break/>to hear something more</text:span></text:p>
        </text:list-item>
        <text:list-item>
          <text:p text:style-name="P4"><text:span text:style-name="T1">go south, go east<text:line-break/>to room 2|3</text:span></text:p>
        </text:list-item>
        <text:list-item>
          <text:p text:style-name="P4"><text:span text:style-name="T1">look<text:line-break/>to make a key appear</text:span></text:p>
        </text:list-item>
        <text:list-item>
          <text:p text:style-name="P4"><text:span text:style-name="T1">look key<text:line-break/>to get more information</text:span></text:p>
        </text:list-item>
        <text:list-item>
          <text:p text:style-name="P4"><text:span text:style-name="T1">take key<text:line-break/>for later use...</text:span></text:p>
        </text:list-item>
        <text:list-item>
          <text:p text:style-name="P4"><text:span text:style-name="T1">go west, go south<text:line-break/>to room 1|4</text:span></text:p>
        </text:list-item>
        <text:list-item>
          <text:p text:style-name="P4"><text:span text:style-name="T1">Say hello, say help me<text:line-break/>to hear sth. from the girl</text:span></text:p>
        </text:list-item>
        <text:list-item>
          <text:p text:style-name="P4"><text:span text:style-name="T1">say where's the fortress<text:line-break/>to get information about the Western Fortress</text:span></text:p>
        </text:list-item>
        <text:list-item>
          <text:p text:style-name="P4"><text:span text:style-name="T1">go south, go west <text:line-break/>to room 0|5</text:span></text:p>
        </text:list-item>
        <text:list-item>
          <text:p text:style-name="P4"><text:span text:style-name="T1">open gate<text:line-break/>to be able to go north</text:span></text:p>
        </text:list-item>
        <text:list-item>
          <text:p text:style-name="P4"><text:span text:style-name="T1">go north<text:line-break/>to room 0|4</text:span></text:p>
        </text:list-item>
        <text:list-item>
          <text:p text:style-name="P4"><text:span text:style-name="T1">open door with key / use key on door<text:line-break/>to be able to go north</text:span></text:p>
        </text:list-item>
        <text:list-item>
          <text:p text:style-name="P4"><text:span text:style-name="T1">go north<text:line-break/>into the castle, room 0|3</text:span></text:p>
        </text:list-item>
        <text:list-item>
          <text:p text:style-name="P4"><text:span text:style-name="T1">look<text:line-break/>to make an amulet appear</text:span></text:p>
        </text:list-item>
        <text:list-item>
          <text:p text:style-name="P4"><text:span text:style-name="T1">take axe, take amulet<text:line-break/>for later use</text:span></text:p>
        </text:list-item>
        <text:list-item>
          <text:p text:style-name="P4"><text:span text:style-name="T1">go south, go south, go east, go north, go north, go north<text:line-break/>to room 1|2, see that room info has changed</text:span></text:p>
        </text:list-item>
        <text:list-item>
          <text:p text:style-name="P4"><text:span text:style-name="T1">give key to woman<text:line-break/>to receive something...</text:span></text:p>
        </text:list-item>
        <text:list-item>
          <text:p text:style-name="P4"><text:span text:style-name="T1">go west (then go east)<text:line-break/>to room 0|2 if you want to see that room info has changed</text:span></text:p>
        </text:list-item>
        <text:list-item>
          <text:p text:style-name="P4"><text:span text:style-name="T1">go south, go south, go south, go east<text:line-break/>to room 2|5, see a warden.</text:span></text:p>
        </text:list-item>
        <text:list-item>
          <text:p text:style-name="P4"><text:span text:style-name="T1">say let me pass<text:line-break/>to hear that you cannot</text:span></text:p>
        </text:list-item>
        <text:list-item>
          <text:p text:style-name="P4"><text:span text:style-name="T1">say where can I find the seer?<text:line-break/>to make the hut appear in room 4|5 and open the door there</text:span></text:p>
        </text:list-item>
        <text:list-item>
          <text:p text:style-name="P4"><text:span text:style-name="T1">go east, go east<text:line-break/>to village in 4|5, read way to seer's hut</text:span></text:p>
        </text:list-item>
        <text:list-item>
          <text:p text:style-name="P4"><text:span text:style-name="T1">go north<text:line-break/>to enter hut 4|4</text:span></text:p>
        </text:list-item>
        <text:list-item>
          <text:p text:style-name="P4"><text:span text:style-name="T1">look at seer<text:line-break/>go get a picture</text:span></text:p>
        </text:list-item>
        <text:list-item>
          <text:p text:style-name="P4"><text:span text:style-name="T1">say hello<text:line-break/>to hear something</text:span></text:p>
        </text:list-item>
        <text:list-item>
          <text:p text:style-name="P4"><text:span text:style-name="T1">say can you help me through the gate<text:line-break/>to hear some doubts</text:span></text:p>
        </text:list-item>
        <text:list-item>
          <text:p text:style-name="P4"><text:span text:style-name="T1">give amulet to seer<text:line-break/>to get instructions and make Mary-Ann appear in room 4|0</text:span></text:p>
        </text:list-item>
        <text:list-item>
          <text:p text:style-name="P4"><text:span text:style-name="T1">go south, go east, go south, go west<text:line-break/>to room 4|0.</text:span></text:p>
        </text:list-item>
        <text:list-item>
          <text:p text:style-name="P4"><text:span text:style-name="T1">say hi<text:line-break/>to confirm that Mary-Ann is there and gives you a letter</text:span></text:p>
        </text:list-item>
      </text:list>
      <text:list xml:id="list2406498461" text:style-name="L1">
        <text:list-header>
          <text:p text:style-name="P3"/>
        </text:list-header>
      </text:list>
      <text:p text:style-name="P1">That's all there is at the mo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</meta:initial-creator>
    <meta:creation-date>2013-08-17T20:03:38</meta:creation-date>
    <dc:date>2013-08-25T17:34:19</dc:date>
    <dc:creator>Jochen </dc:creator>
    <meta:editing-duration>PT4H41M29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1" meta:paragraph-count="45" meta:word-count="451" meta:character-count="2020" meta:non-whitespace-character-count="1648"/>
  </office:meta>
</office:document-meta>
</file>